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7cm" style:rel-column-width="2398*"/>
    </style:style>
    <style:style style:name="TABLE_5f_01.B" style:display-name="TABLE_01.B" style:family="table-column">
      <style:table-column-properties style:column-width="13.737cm" style:rel-column-width="33717*"/>
    </style:style>
    <style:style style:name="TABLE_5f_01.C" style:display-name="TABLE_01.C" style:family="table-column">
      <style:table-column-properties style:column-width="2.663cm" style:rel-column-width="6537*"/>
    </style:style>
    <style:style style:name="TABLE_5f_01.D" style:display-name="TABLE_01.D" style:family="table-column">
      <style:table-column-properties style:column-width="2.545cm" style:rel-column-width="6247*"/>
    </style:style>
    <style:style style:name="TABLE_5f_01.E" style:display-name="TABLE_01.E" style:family="table-column">
      <style:table-column-properties style:column-width="3.387cm" style:rel-column-width="8312*"/>
    </style:style>
    <style:style style:name="TABLE_5f_01.F" style:display-name="TABLE_01.F" style:family="table-column">
      <style:table-column-properties style:column-width="3.392cm" style:rel-column-width="8324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F1" style:display-name="TABLE_01.F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none" fo:border-top="none" fo:border-bottom="0.05pt solid #000000"/>
    </style:style>
    <style:style style:name="TABLE_5f_01.F2" style:display-name="TABLE_0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d285a" officeooo:paragraph-rsid="000d285a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7" style:family="paragraph" style:parent-style-name="Table_20_Heading">
      <style:paragraph-properties fo:text-align="start" style:justify-single-word="false"/>
      <style:text-properties officeooo:rsid="001269d0" officeooo:paragraph-rsid="001269d0"/>
    </style:style>
    <style:style style:name="P8" style:family="paragraph" style:parent-style-name="Heading" style:master-page-name="Landscape">
      <style:paragraph-properties fo:margin-top="0cm" fo:margin-bottom="0.199cm" loext:contextual-spacing="false" fo:text-align="center" style:justify-single-word="false" style:page-number="auto"/>
      <style:text-properties officeooo:paragraph-rsid="0014efef"/>
    </style:style>
    <style:style style:name="T1" style:family="text">
      <style:text-properties fo:color="#800000"/>
    </style:style>
    <style:style style:name="T2" style:family="text">
      <style:text-properties fo:color="#808080" officeooo:rsid="00100d3a"/>
    </style:style>
    <style:style style:name="T3" style:family="text">
      <style:text-properties fo:color="#808080" officeooo:rsid="000f14e0"/>
    </style:style>
    <style:style style:name="T4" style:family="text">
      <style:text-properties officeooo:rsid="00136d17"/>
    </style:style>
    <style:style style:name="T5" style:family="text">
      <style:text-properties officeooo:rsid="0014ef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8">ПЕРЕЧЕНЬ<text:line-break/>внутренних документов<text:span text:style-name="T4"> </text:span><text:s/>по состоянию на [REPORT_DATE] г.<text:line-break/><text:span text:style-name="T5">[REPORT_TITLE]</text:span>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F"/>
        <table:table-row table:style-name="TABLE_5f_01.1">
          <table:table-cell table:style-name="TABLE_5f_01.A1" office:value-type="string">
            <text:p text:style-name="P6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P5">Орган управления, утвердивший документ</text:p>
          </table:table-cell>
          <table:table-cell table:style-name="TABLE_5f_01.A1" office:value-type="string">
            <text:p text:style-name="P5">Дата утверждения</text:p>
          </table:table-cell>
          <table:table-cell table:style-name="TABLE_5f_01.A1" office:value-type="string">
            <text:p text:style-name="P5">Ответств. за поддержание в актуальном состоянии</text:p>
          </table:table-cell>
          <table:table-cell table:style-name="TABLE_5f_01.F1" office:value-type="string">
            <text:p text:style-name="P7">Папка</text:p>
          </table:table-cell>
        </table:table-row>
        <table:table-row table:style-name="TABLE_5f_01.1">
          <table:table-cell table:style-name="TABLE_5f_01.A2" office:value-type="string">
            <text:p text:style-name="P4">[NN]</text:p>
          </table:table-cell>
          <table:table-cell table:style-name="TABLE_5f_01.B2" office:value-type="string">
            <text:p text:style-name="Table_20_Contents">[NAME] <text:s/><text:span text:style-name="T2">(</text:span><text:span text:style-name="T3">#[ID]</text:span><text:span text:style-name="T2">)</text:span></text:p>
          </table:table-cell>
          <table:table-cell table:style-name="TABLE_5f_01.C2" office:value-type="string">
            <text:p text:style-name="Table_20_Contents">[ORGAN]</text:p>
          </table:table-cell>
          <table:table-cell table:style-name="TABLE_5f_01.D2" office:value-type="string">
            <text:p text:style-name="P3">[APPROVED]</text:p>
          </table:table-cell>
          <table:table-cell table:style-name="TABLE_5f_01.E2" office:value-type="string">
            <text:p text:style-name="Table_20_Contents">[RESPONSIBLE]</text:p>
          </table:table-cell>
          <table:table-cell table:style-name="TABLE_5f_01.F2" office:value-type="string">
            <text:p text:style-name="Table_20_Contents">[PLACE]</text:p>
          </table:table-cell>
        </table:table-row>
      </table:table>
      <text:p text:style-name="Preformatted_20_Text"/>
      <text:p text:style-name="P2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editing-duration>PT3M39S</meta:editing-duration>
    <meta:editing-cycles>4</meta:editing-cycles>
    <meta:initial-creator>Роберт Бикмансуров</meta:initial-creator>
    <meta:creation-date>2014-09-29T15:07:38.048726639</meta:creation-date>
    <dc:date>2014-11-17T16:56:06.802145326</dc:date>
    <meta:document-statistic meta:table-count="1" meta:image-count="0" meta:object-count="0" meta:page-count="1" meta:paragraph-count="16" meta:word-count="44" meta:character-count="329" meta:non-whitespace-character-count="300"/>
  </office:meta>
</office:document-meta>
</file>